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11-17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7-28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5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5-02-1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11-1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9-1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5-2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4-02-1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11-08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8-21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5-31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3-02-21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11-15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8-17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5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2-02-08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11-16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8-05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1-04-29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11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8-18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7-06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20-02-19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2-18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10-2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8-0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5-14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9-02-0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11-27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8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5-10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8-02-27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11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8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5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7-02-09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11-10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8-2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6-0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6-01-21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11-23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8-07 19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5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5-02-0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11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8-15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4-2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4-02-24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11-22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8-27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5-29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3-02-2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11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8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5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2-02-22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11-15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9-06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5-1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1-02-23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11-30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8-3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5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10-02-17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11-0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8-26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4-30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2-03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9-01-23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8344" calcext:value-type="float">
            <text:p>12.6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0096" calcext:value-type="float">
            <text:p>12.9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2144" calcext:value-type="float">
            <text:p>12.5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1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8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9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2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3856" calcext:value-type="float">
            <text:p>12.5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0328" calcext:value-type="float">
            <text:p>12.5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4104" calcext:value-type="float">
            <text:p>13.0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1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7-0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2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8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1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2016" calcext:value-type="float">
            <text:p>13.0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10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8448" calcext:value-type="float">
            <text:p>12.7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9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8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9616" calcext:value-type="float">
            <text:p>12.9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0472" calcext:value-type="float">
            <text:p>12.9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5232" calcext:value-type="float">
            <text:p>12.9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7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5336" calcext:value-type="float">
            <text:p>12.9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6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8112" calcext:value-type="float">
            <text:p>13.0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5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4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3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2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10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9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7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6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5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4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3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2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3-01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6-02-28 11:0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7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6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5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4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3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2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1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10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9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8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7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6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5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4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3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2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2-01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30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9 11:26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2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1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1-0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3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2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1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10-0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3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2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1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9-0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3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20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9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8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7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6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5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4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3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2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1 11:31:03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8-10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2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1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7-0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3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2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1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3904" calcext:value-type="float">
            <text:p>11.4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6-0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3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2672" calcext:value-type="float">
            <text:p>11.4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9728" calcext:value-type="float">
            <text:p>11.5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2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7432" calcext:value-type="float">
            <text:p>11.4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1816" calcext:value-type="float">
            <text:p>11.4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3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2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1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10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9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8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7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6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3632" calcext:value-type="float">
            <text:p>11.5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5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4 11:10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5-0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3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62" calcext:value-type="float">
            <text:p>11.5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2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7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6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5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4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3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2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1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10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9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8 11:29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7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6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5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4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3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2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4-01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30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9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8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7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5-03-26 11:28:05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26C2</text:p>
          </table:table-cell>
          <table:table-cell office:value-type="string" calcext:value-type="string">
            <text:p>Onslow Quarry 18</text:p>
          </table:table-cell>
          <table:table-cell office:value-type="string" calcext:value-type="string">
            <text:p>2004-10-2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6" meta:object-count="0"/>
    <meta:user-defined meta:name="AppVersion">3.0</meta:user-defined>
  </office:meta>
</office:document-meta>
</file>